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0d6e76" officeooo:paragraph-rsid="000d6e76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b5cea8"/>
    </style:style>
    <style:style style:name="T5" style:family="text">
      <style:text-properties fo:color="#4ec9b0"/>
    </style:style>
    <style:style style:name="T6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ak een for loop. Zorg ervoor dat console.log alle oneven getallen uitprint en de even getallen weglaat. Zorg ervoor dat console.log 3 oneven getallen uitprint. Dus bijvoorbeel 1, 3, 5. Daarnaast zorg je ervoor dat de oneven getallen van hoog naar laag worden uitgeprint!</text:span></text:p>
      <text:p text:style-name="P1"><text:span text:style-name="T1"/></text:p>
      <text:p text:style-name="P1"><text:span text:style-name="T1"/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1:31:37.394268030</meta:creation-date>
    <dc:date>2019-12-10T15:00:27.664754984</dc:date>
    <meta:editing-duration>PT3H18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4" meta:character-count="272" meta:non-whitespace-character-count="229"/>
  </office:meta>
</office:document-meta>
</file>